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fo:color="#000000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size-complex="14pt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Заголовок2" style:family="paragraph">
      <style:paragraph-properties fo:background-color="#FFFFFF"/>
    </style:style>
    <style:style style:name="P57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break-before="page" fo:text-indent="0.4916in" fo:background-color="#FFFFFF"/>
    </style:style>
    <style:style style:name="P59" style:parent-style-name="Textbody" style:family="paragraph">
      <style:paragraph-properties fo:background-color="#FFFFFF"/>
      <style:text-properties style:font-size-complex="14pt"/>
    </style:style>
    <style:style style:name="P60" style:parent-style-name="Обычный" style:family="paragraph">
      <style:paragraph-properties fo:text-align="justify" fo:margin-bottom="0.0784in" fo:line-height="150%" fo:text-indent="0.4916in" fo:background-color="#FFFFFF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2" style:parent-style-name="Гиперссылк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text-underline-type="none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Обычный" style:family="paragraph">
      <style:paragraph-properties fo:text-align="justify" fo:margin-bottom="0.0784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Абзацсписка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3" style:parent-style-name="Обычный" style:family="paragraph">
      <style:paragraph-properties fo:break-before="page"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Заголовок2" style:family="paragraph">
      <style:paragraph-properties fo:background-color="#FFFFFF"/>
    </style:style>
    <style:style style:name="P75" style:parent-style-name="Textbody" style:family="paragraph">
      <style:paragraph-properties fo:text-indent="0.4916in" fo:background-color="#FFFFFF"/>
      <style:text-properties style:font-size-complex="14pt"/>
    </style:style>
    <style:style style:name="P76" style:parent-style-name="Обычный" style:family="paragraph">
      <style:paragraph-properties fo:break-before="page"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Заголовок2" style:family="paragraph">
      <style:paragraph-properties fo:background-color="#FFFFFF"/>
    </style:style>
    <style:style style:name="P78" style:parent-style-name="Обычный" style:family="paragraph">
      <style:paragraph-properties fo:text-align="justify" fo:margin-bottom="0.2083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Абзацсписка" style:family="paragraph">
      <style:paragraph-properties fo:text-align="justify" fo:margin-bottom="0.2083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break-before="page"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justify" fo:margin-top="0.1666in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margin-top="0.1666in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Абзацсписка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break-before="page"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Textbody" style:family="paragraph">
      <style:paragraph-properties fo:background-color="#FFFFFF"/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100" style:parent-style-name="Textbody" style:family="paragraph">
      <style:paragraph-properties fo:background-color="#FFFFFF"/>
    </style:style>
    <style:style style:name="T101" style:parent-style-name="Основнойшрифтабзаца" style:family="text">
      <style:text-properties style:font-size-complex="14pt"/>
    </style:style>
    <style:style style:name="T102" style:parent-style-name="Основнойшрифтабзаца" style:family="text">
      <style:text-properties style:font-size-complex="14pt"/>
    </style:style>
    <style:style style:name="TableColumn104" style:family="table-column">
      <style:table-column-properties style:column-width="1.2604in" style:use-optimal-column-width="false"/>
    </style:style>
    <style:style style:name="TableColumn105" style:family="table-column">
      <style:table-column-properties style:column-width="2.7083in" style:use-optimal-column-width="false"/>
    </style:style>
    <style:style style:name="TableColumn106" style:family="table-column">
      <style:table-column-properties style:column-width="2.7187in" style:use-optimal-column-width="false"/>
    </style:style>
    <style:style style:name="Table103" style:family="table">
      <style:table-properties style:width="6.6875in" fo:margin-left="0in" table:align="left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body" style:family="paragraph">
      <style:paragraph-properties fo:text-align="center" fo:text-indent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Textbody" style:family="paragraph">
      <style:paragraph-properties fo:text-align="center" fo:text-indent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paragraph-properties fo:text-align="center" fo:text-indent="0in"/>
    </style:style>
    <style:style style:name="TableRow114" style:family="table-row">
      <style:table-row-properties style:min-row-height="1.0833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fo:text-align="center" fo:text-indent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start" fo:text-indent="0in"/>
    </style:style>
    <style:style style:name="T119" style:parent-style-name="Основнойшрифтабзаца" style:family="text">
      <style:text-properties fo:color="#212529" style:font-size-complex="14pt"/>
    </style:style>
    <style:style style:name="T120" style:parent-style-name="Основнойшрифтабзаца" style:family="text">
      <style:text-properties fo:color="#212529" style:font-size-complex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start" fo:text-indent="0in"/>
    </style:style>
    <style:style style:name="T123" style:parent-style-name="Основнойшрифтабзаца" style:family="text">
      <style:text-properties fo:color="#212529" style:font-size-complex="14pt"/>
    </style:style>
    <style:style style:name="TableRow124" style:family="table-row">
      <style:table-row-properties style:min-row-height="1.0833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align="center" fo:text-indent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start" fo:text-indent="0in"/>
    </style:style>
    <style:style style:name="T129" style:parent-style-name="Основнойшрифтабзаца" style:family="text">
      <style:text-properties fo:color="#212529" style:font-size-complex="14pt"/>
    </style:style>
    <style:style style:name="T130" style:parent-style-name="Основнойшрифтабзаца" style:family="text">
      <style:text-properties fo:color="#212529" style:font-size-complex="14pt"/>
    </style:style>
    <style:style style:name="T131" style:parent-style-name="Основнойшрифтабзаца" style:family="text">
      <style:text-properties fo:color="#212529" style:font-size-complex="14pt"/>
    </style:style>
    <style:style style:name="T132" style:parent-style-name="Основнойшрифтабзаца" style:family="text">
      <style:text-properties fo:color="#212529" style:font-size-complex="14pt"/>
    </style:style>
    <style:style style:name="T133" style:parent-style-name="Основнойшрифтабзаца" style:family="text">
      <style:text-properties fo:color="#212529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align="start" fo:text-indent="0in"/>
    </style:style>
    <style:style style:name="T136" style:parent-style-name="Основнойшрифтабзаца" style:family="text">
      <style:text-properties fo:color="#212529" style:font-size-complex="14pt"/>
    </style:style>
    <style:style style:name="T137" style:parent-style-name="Основнойшрифтабзаца" style:family="text">
      <style:text-properties fo:color="#212529" style:font-size-complex="14pt"/>
    </style:style>
    <style:style style:name="TableRow138" style:family="table-row">
      <style:table-row-properties style:min-row-height="1.0312in"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center" fo:text-indent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align="start" fo:text-indent="0in"/>
    </style:style>
    <style:style style:name="T143" style:parent-style-name="Основнойшрифтабзаца" style:family="text">
      <style:text-properties fo:color="#212529" style:font-size-complex="14pt"/>
    </style:style>
    <style:style style:name="T144" style:parent-style-name="Основнойшрифтабзаца" style:family="text">
      <style:text-properties fo:color="#212529" style:font-size-complex="14pt"/>
    </style:style>
    <style:style style:name="P145" style:parent-style-name="Textbody" style:family="paragraph">
      <style:paragraph-properties fo:text-align="start" fo:text-indent="0in"/>
    </style:style>
    <style:style style:name="T146" style:parent-style-name="Основнойшрифтабзаца" style:family="text">
      <style:text-properties fo:color="#212529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start" fo:text-indent="0in"/>
    </style:style>
    <style:style style:name="T149" style:parent-style-name="Основнойшрифтабзаца" style:family="text">
      <style:text-properties fo:color="#212529" style:font-size-complex="14pt"/>
    </style:style>
    <style:style style:name="P150" style:parent-style-name="Обычный" style:family="paragraph">
      <style:paragraph-properties fo:break-before="page" fo:line-height="150%"/>
    </style:style>
    <style:style style:name="P151" style:parent-style-name="Standard" style:family="paragraph">
      <style:paragraph-properties fo:text-indent="0.4916in"/>
      <style:text-properties style:font-size-complex="14pt" style:language-asian="ru" style:country-asian="RU" style:language-complex="ar" style:country-complex="SA"/>
    </style:style>
    <style:style style:name="P152" style:parent-style-name="Standard" style:family="paragraph">
      <style:paragraph-properties fo:text-indent="0.4916in"/>
      <style:text-properties style:font-size-complex="14pt" style:language-asian="ru" style:country-asian="RU" style:language-complex="ar" style:country-complex="SA"/>
    </style:style>
    <style:style style:name="P153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Заголовок1" style:family="paragraph">
      <style:paragraph-properties fo:break-before="page"/>
    </style:style>
    <style:style style:name="P155" style:parent-style-name="Textbody" style:family="paragraph">
      <style:text-properties style:font-size-complex="14pt"/>
    </style:style>
    <style:style style:name="T156" style:parent-style-name="Основнойшрифтабзаца" style:family="text">
      <style:text-properties style:font-size-complex="14pt"/>
    </style:style>
    <style:style style:name="T157" style:parent-style-name="Основнойшрифтабзаца" style:family="text">
      <style:text-properties style:font-size-complex="14pt" fo:language="en" fo:country="US"/>
    </style:style>
    <style:style style:name="T158" style:parent-style-name="Основнойшрифтабзаца" style:family="text">
      <style:text-properties style:font-size-complex="14pt" fo:language="en" fo:country="US"/>
    </style:style>
    <style:style style:name="P1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0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1" style:parent-style-name="Standard" style:family="paragraph">
      <style:paragraph-properties fo:line-height="100%" fo:text-indent="0in"/>
    </style:style>
    <style:style style:name="T1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3" style:parent-style-name="Standard" style:family="paragraph">
      <style:paragraph-properties fo:line-height="100%" fo:text-indent="0in"/>
    </style:style>
    <style:style style:name="T1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5" style:parent-style-name="Standard" style:family="paragraph">
      <style:paragraph-properties fo:line-height="100%" fo:text-indent="0in"/>
    </style:style>
    <style:style style:name="T1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7" style:parent-style-name="Standard" style:family="paragraph">
      <style:paragraph-properties fo:line-height="100%" fo:text-indent="0in"/>
    </style:style>
    <style:style style:name="T1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9" style:parent-style-name="Standard" style:family="paragraph">
      <style:paragraph-properties fo:line-height="100%" fo:text-indent="0in"/>
    </style:style>
    <style:style style:name="T1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1" style:parent-style-name="Standard" style:family="paragraph">
      <style:paragraph-properties fo:line-height="100%" fo:text-indent="0in"/>
    </style:style>
    <style:style style:name="T1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3" style:parent-style-name="Standard" style:family="paragraph">
      <style:paragraph-properties fo:line-height="100%" fo:text-indent="0in"/>
    </style:style>
    <style:style style:name="T1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5" style:parent-style-name="Standard" style:family="paragraph">
      <style:paragraph-properties fo:line-height="100%" fo:text-indent="0in"/>
    </style:style>
    <style:style style:name="T1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7" style:parent-style-name="Standard" style:family="paragraph">
      <style:paragraph-properties fo:line-height="100%" fo:text-indent="0in"/>
    </style:style>
    <style:style style:name="T1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9" style:parent-style-name="Standard" style:family="paragraph">
      <style:paragraph-properties fo:line-height="100%" fo:text-indent="0in"/>
    </style:style>
    <style:style style:name="T1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1" style:parent-style-name="Standard" style:family="paragraph">
      <style:paragraph-properties fo:line-height="100%" fo:text-indent="0in"/>
    </style:style>
    <style:style style:name="T1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3" style:parent-style-name="Standard" style:family="paragraph">
      <style:paragraph-properties fo:line-height="100%" fo:text-indent="0in"/>
    </style:style>
    <style:style style:name="T1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5" style:parent-style-name="Standard" style:family="paragraph">
      <style:paragraph-properties fo:line-height="100%" fo:text-indent="0in"/>
    </style:style>
    <style:style style:name="T1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7" style:parent-style-name="Standard" style:family="paragraph">
      <style:paragraph-properties fo:line-height="100%" fo:text-indent="0in"/>
    </style:style>
    <style:style style:name="T1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9" style:parent-style-name="Standard" style:family="paragraph">
      <style:paragraph-properties fo:line-height="100%" fo:text-indent="0in"/>
    </style:style>
    <style:style style:name="T1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1" style:parent-style-name="Standard" style:family="paragraph">
      <style:paragraph-properties fo:line-height="100%" fo:text-indent="0in"/>
    </style:style>
    <style:style style:name="T19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00%" fo:text-indent="0in"/>
    </style:style>
    <style:style style:name="T1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00%" fo:text-indent="0in"/>
    </style:style>
    <style:style style:name="T1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paragraph-properties fo:line-height="100%" fo:text-indent="0in"/>
    </style:style>
    <style:style style:name="T1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paragraph-properties fo:line-height="100%" fo:text-indent="0in"/>
    </style:style>
    <style:style style:name="T2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00%" fo:text-indent="0in"/>
    </style:style>
    <style:style style:name="T2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3" style:parent-style-name="Standard" style:family="paragraph">
      <style:paragraph-properties fo:line-height="100%" fo:text-indent="0in"/>
    </style:style>
    <style:style style:name="T2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5" style:parent-style-name="Standard" style:family="paragraph">
      <style:paragraph-properties fo:line-height="100%" fo:text-indent="0in"/>
    </style:style>
    <style:style style:name="T2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7" style:parent-style-name="Standard" style:family="paragraph">
      <style:paragraph-properties fo:line-height="100%" fo:text-indent="0in"/>
    </style:style>
    <style:style style:name="T2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paragraph-properties fo:line-height="100%" fo:text-indent="0in"/>
    </style:style>
    <style:style style:name="T2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1" style:parent-style-name="Standard" style:family="paragraph">
      <style:paragraph-properties fo:line-height="100%" fo:text-indent="0in"/>
    </style:style>
    <style:style style:name="T21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paragraph-properties fo:line-height="100%" fo:text-indent="0in"/>
    </style:style>
    <style:style style:name="T21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5" style:parent-style-name="Standard" style:family="paragraph">
      <style:paragraph-properties fo:line-height="100%" fo:text-indent="0in"/>
    </style:style>
    <style:style style:name="T21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paragraph-properties fo:line-height="100%" fo:text-indent="0in"/>
    </style:style>
    <style:style style:name="T21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paragraph-properties fo:line-height="100%" fo:text-indent="0in"/>
    </style:style>
    <style:style style:name="T22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00%" fo:text-indent="0in"/>
    </style:style>
    <style:style style:name="T22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paragraph-properties fo:line-height="100%" fo:text-indent="0in"/>
    </style:style>
    <style:style style:name="T22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paragraph-properties fo:line-height="100%" fo:text-indent="0in"/>
    </style:style>
    <style:style style:name="T2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paragraph-properties fo:line-height="100%" fo:text-indent="0in"/>
    </style:style>
    <style:style style:name="T2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9" style:parent-style-name="Standard" style:family="paragraph">
      <style:paragraph-properties fo:line-height="100%" fo:text-indent="0in"/>
    </style:style>
    <style:style style:name="T2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paragraph-properties fo:line-height="100%" fo:text-indent="0in"/>
    </style:style>
    <style:style style:name="T2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paragraph-properties fo:line-height="100%" fo:text-indent="0in"/>
    </style:style>
    <style:style style:name="T2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5" style:parent-style-name="Standard" style:family="paragraph">
      <style:paragraph-properties fo:line-height="100%" fo:text-indent="0in"/>
    </style:style>
    <style:style style:name="T2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7" style:parent-style-name="Standard" style:family="paragraph">
      <style:paragraph-properties fo:line-height="100%" fo:text-indent="0in"/>
    </style:style>
    <style:style style:name="T2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00%" fo:text-indent="0in"/>
    </style:style>
    <style:style style:name="T2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paragraph-properties fo:line-height="100%" fo:text-indent="0in"/>
    </style:style>
    <style:style style:name="T2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paragraph-properties fo:line-height="100%" fo:text-indent="0in"/>
    </style:style>
    <style:style style:name="T2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paragraph-properties fo:line-height="100%" fo:text-indent="0in"/>
    </style:style>
    <style:style style:name="T2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paragraph-properties fo:line-height="100%" fo:text-indent="0in"/>
    </style:style>
    <style:style style:name="T2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paragraph-properties fo:line-height="100%" fo:text-indent="0in"/>
    </style:style>
    <style:style style:name="T2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paragraph-properties fo:line-height="100%" fo:text-indent="0in"/>
    </style:style>
    <style:style style:name="T2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paragraph-properties fo:line-height="100%" fo:text-indent="0in"/>
    </style:style>
    <style:style style:name="T2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paragraph-properties fo:line-height="100%" fo:text-indent="0in"/>
    </style:style>
    <style:style style:name="T2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paragraph-properties fo:line-height="100%" fo:text-indent="0in"/>
    </style:style>
    <style:style style:name="T2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paragraph-properties fo:line-height="100%" fo:text-indent="0in"/>
    </style:style>
    <style:style style:name="T2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paragraph-properties fo:line-height="100%" fo:text-indent="0in"/>
    </style:style>
    <style:style style:name="T2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paragraph-properties fo:line-height="100%" fo:text-indent="0in"/>
    </style:style>
    <style:style style:name="T2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paragraph-properties fo:line-height="100%" fo:text-indent="0in"/>
    </style:style>
    <style:style style:name="T2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paragraph-properties fo:line-height="100%" fo:text-indent="0in"/>
    </style:style>
    <style:style style:name="T2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paragraph-properties fo:line-height="100%" fo:text-indent="0in"/>
    </style:style>
    <style:style style:name="T2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paragraph-properties fo:line-height="100%" fo:text-indent="0in"/>
    </style:style>
    <style:style style:name="T2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paragraph-properties fo:line-height="100%" fo:text-indent="0in"/>
    </style:style>
    <style:style style:name="T2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paragraph-properties fo:line-height="100%" fo:text-indent="0in"/>
    </style:style>
    <style:style style:name="T2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paragraph-properties fo:line-height="100%" fo:text-indent="0in"/>
    </style:style>
    <style:style style:name="T2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paragraph-properties fo:line-height="100%" fo:text-indent="0in"/>
    </style:style>
    <style:style style:name="T2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paragraph-properties fo:line-height="100%" fo:text-indent="0in"/>
    </style:style>
    <style:style style:name="T2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paragraph-properties fo:line-height="100%" fo:text-indent="0in"/>
    </style:style>
    <style:style style:name="T2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paragraph-properties fo:line-height="100%" fo:text-indent="0in"/>
    </style:style>
    <style:style style:name="T2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paragraph-properties fo:line-height="100%" fo:text-indent="0in"/>
    </style:style>
    <style:style style:name="T2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paragraph-properties fo:line-height="100%" fo:text-indent="0in"/>
    </style:style>
    <style:style style:name="T2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paragraph-properties fo:line-height="100%" fo:text-indent="0in"/>
    </style:style>
    <style:style style:name="T29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paragraph-properties fo:line-height="100%" fo:text-indent="0in"/>
    </style:style>
    <style:style style:name="T2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paragraph-properties fo:line-height="100%" fo:text-indent="0in"/>
    </style:style>
    <style:style style:name="T2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paragraph-properties fo:line-height="100%" fo:text-indent="0in"/>
    </style:style>
    <style:style style:name="T2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paragraph-properties fo:line-height="100%" fo:text-indent="0in"/>
    </style:style>
    <style:style style:name="T3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paragraph-properties fo:line-height="100%" fo:text-indent="0in"/>
    </style:style>
    <style:style style:name="T3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paragraph-properties fo:line-height="100%" fo:text-indent="0in"/>
    </style:style>
    <style:style style:name="T3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paragraph-properties fo:line-height="100%" fo:text-indent="0in"/>
    </style:style>
    <style:style style:name="T3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paragraph-properties fo:line-height="100%" fo:text-indent="0in"/>
    </style:style>
    <style:style style:name="T3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paragraph-properties fo:line-height="100%" fo:text-indent="0in"/>
    </style:style>
    <style:style style:name="T3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paragraph-properties fo:line-height="100%" fo:text-indent="0in"/>
    </style:style>
    <style:style style:name="T31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1</text:span></text:p>
      <text:p text:style-name="P21"><text:span text:style-name="T22">по дисциплине<text:s/></text:span><text:span text:style-name="T23">«</text:span><text:span text:style-name="T24">Программирование</text:span><text:span text:style-name="T25">»</text:span></text:p>
      <text:p text:style-name="P26"><text:span text:style-name="T27">Тема:<text:s/></text:span><text:span text:style-name="T28">Регуляторные выражения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Глазунов<text:s/>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P56" text:outline-level="2">Цель работы</text:h>
      <text:p text:style-name="P57">Цель данной работы состоит в исследовании и практическом применении регулярных выражений в языке программирования C. Основная задача заключается в изучении синтаксиса, возможностей и применений регулярных выражений для обработки текстовых данных в программировании</text:p>
      <text:h text:style-name="P58" text:outline-level="2">Задание</text:h>
      <text:p text:style-name="P59">Вариант №1</text:p>
      <text:p text:style-name="P60"><text:span text:style-name="T61">На вход программе подается текст, представляющий собой набор предложений с новой строки. Текст заканчивается предложением "Fin." В тексте могут встречаться ссылки на различные файлы в сети интернет. Требуется, используя<text:s/></text:span><text:a xlink:href="https://e.moevm.info/mod/lesson/view.php?id=509" office:target-frame-name="_top" xlink:show="replace"><text:span text:style-name="T62">регулярные выражения</text:span></text:a><text:span text:style-name="T63">, найти все эти ссылки в тексте и вывести на экран пары (название сайта - имя</text:span><text:span text:style-name="T64"><text:s/></text:span><text:span text:style-name="T65">файла). Гарантируется, что если предложение содержит какой-то пример ссылки, то после ссылки будет символ переноса строки.</text:span></text:p>
      <text:p text:style-name="P66">Ссылки могут иметь следующий вид:</text:p>
      <text:list text:style-name="LFO1" text:continue-numbering="true">
        <text:list-item>
          <text:p text:style-name="P67">Могут начинаться с названия протокола, состоящего из букв и :// после</text:p>
        </text:list-item>
        <text:list-item>
          <text:p text:style-name="P68">Перед доменным именем сайта может быть www</text:p>
        </text:list-item>
        <text:list-item>
          <text:p text:style-name="P69">Далее доменное имя сайта и один или несколько доменов более верхнего уровня</text:p>
        </text:list-item>
        <text:list-item>
          <text:p text:style-name="P70">Далее возможно путь к файлу на сервере</text:p>
        </text:list-item>
        <text:list-item>
          <text:p text:style-name="P71">И, наконец, имя файла с расширением.</text:p>
        </text:list-item>
      </text:list>
      <text:p text:style-name="P72"/>
      <text:p text:style-name="P73"/>
      <text:h text:style-name="P74" text:outline-level="2">Основные теоретические положения</text:h>
      <text:p text:style-name="P75">Для решения задач в программе использовались<text:s/>функции стандартной библиотеки языка си, а так-же библиотека regex.h, которая предоставляет возможность использовать регулярные выражения в программировании на языке C. Она является стандартной частью библиотеки языка C и предназначена для работы с регулярными выражениями в стиле POSIX</text:p>
      <text:p text:style-name="P76"/>
      <text:h text:style-name="P77" text:outline-level="2">Выполнение работы</text:h>
      <text:p text:style-name="P78">Функция main()</text:p>
      <text:list text:style-name="LFO1" text:continue-numbering="true">
        <text:list-item>
          <text:p text:style-name="P79">Вызывается функция read_text(), которая читает вводимый текст построчно из стандартного ввода и сохраняет его в массиве строк text. Функция выделяет динамическую память для массива text и каждой строки текста.</text:p>
        </text:list-item>
        <text:list-item>
          <text:p text:style-name="P80">Затем определяется строковая переменная pattern, содержащая регулярное выражение для поиска ссылок в тексте. Это выражение задает шаблон для поиска строк, соответствующих URL-адресам.</text:p>
        </text:list-item>
        <text:list-item>
          <text:p text:style-name="P81">Создается экземпляр структуры regex_t под названием ptrn, который будет хранить скомпилированное регулярное выражение. Функция regcomp() компилирует регулярное выражение из строки pattern в эту структуру. Если компиляция не удалась, программа выведет сообщение об ошибке и завершится.</text:p>
        </text:list-item>
        <text:list-item>
          <text:p text:style-name="P82">Далее происходит итерация по всем строкам в массиве text, и для каждой строки вызывается функция print_link(), которая ищет в строке совпадения с регулярным выражением и выводит найденные ссылки в формате "ссылка - файл".</text:p>
        </text:list-item>
        <text:list-item>
          <text:p text:style-name="P83">После обработки всех строк освобождается выделенная динамическая память для массива text и каждой строки текста.</text:p>
        </text:list-item>
        <text:list-item>
          <text:p text:style-name="P84">Вызывается функция regfree() для освобождения ресурсов, занятых компилированным регулярным выражением.</text:p>
        </text:list-item>
      </text:list>
      <text:p text:style-name="P85"/>
      <text:p text:style-name="P86">Функция read_text() - отвечает за чтение текста</text:p>
      <text:list text:style-name="LFO1" text:continue-numbering="true">
        <text:list-item>
          <text:p text:style-name="P87">Выделяется динамическая память под массив указателей на строки text с помощью функции malloc().</text:p>
        </text:list-item>
        <text:list-item>
          <text:p text:style-name="P88">В цикле while считываются строки из стандартного ввода с помощью функции fgets()<text:s/>и сохраняются в buffer.</text:p>
        </text:list-item>
        <text:list-item>
          <text:p text:style-name="P89">Если считанная строка не пустая<text:s/>копируется содержимое buffer в ново-выделенную память с помощью функции strcpy().</text:p>
        </text:list-item>
        <text:list-item>
          <text:p text:style-name="P90">Если считанная строка совпадает с "Fin.", цикл чтения текста завершается.</text:p>
        </text:list-item>
        <text:list-item>
          <text:p text:style-name="P91">После завершения чтения текста, массив text переразмечается с использованием функции realloc(), чтобы освободить любую неиспользуемую память, которая могла быть выделена сверх count. В этот момент переменная count содержит количество фактически считанных строк.</text:p>
        </text:list-item>
        <text:list-item>
          <text:p text:style-name="P92">Функция возвращает указатель на массив строк text.</text:p>
        </text:list-item>
      </text:list>
      <text:p text:style-name="P93">Функция print_link - отвечает за поиск и вывод ссылок из строки текста согласно регулярному выражению.</text:p>
      <text:list text:style-name="LFO1" text:continue-numbering="true">
        <text:list-item>
          <text:p text:style-name="P94">Функция принимает два аргумента regex_t *ptrn (указатель на скомпилированное регулярное выражение) и char *sentence (указатель на строку текста, в которой нужно искать ссылки).</text:p>
        </text:list-item>
        <text:list-item>
          <text:p text:style-name="P95">Выполняется вызов функции regexec(), которая ищет совпадения между регулярным выражением, заданным в ptrn, и строкой sentence. Если совпадение найдено, программа продолжает<text:s/>работу</text:p>
        </text:list-item>
        <text:list-item>
          <text:p text:style-name="P96">Из массива match_str извлекаются подстроки, соответствующие группам регулярного выражения.<text:s/></text:p>
        </text:list-item>
        <text:list-item>
          <text:p text:style-name="P97">Далее происходит вывод<text:s/>согласно заданию</text:p>
        </text:list-item>
      </text:list>
      <text:p text:style-name="P98"/>
      <text:p text:style-name="P99">Тестирование</text:p>
      <text:p text:style-name="P100"><text:span text:style-name="T101">Результаты тестирования представлены в табл. 1</text:span><text:line-break/><text:span text:style-name="T102">Таблица 1 – Результаты тестирования</text:span>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№ проверки</text:p>
          </table:table-cell>
          <table:table-cell table:style-name="TableCell110">
            <text:p text:style-name="P111">Входные данные</text:p>
          </table:table-cell>
          <table:table-cell table:style-name="TableCell112">
            <text:p text:style-name="P113">Выходные данные</text:p>
          </table:table-cell>
        </table:table-row>
        <table:table-row table:style-name="TableRow114">
          <table:table-cell table:style-name="TableCell115">
            <text:p text:style-name="P116">1.</text:p>
          </table:table-cell>
          <table:table-cell table:style-name="TableCell117">
            <text:p text:style-name="P118"><text:span text:style-name="T119">This is simple url:<text:s/></text:span><text:line-break/><text:span text:style-name="T120"><text:s/>http://www.google.com/track.mp3</text:span></text:p>
          </table:table-cell>
          <table:table-cell table:style-name="TableCell121">
            <text:p text:style-name="P122"><text:span text:style-name="T123">google.com - track.mp3</text:span></text:p>
          </table:table-cell>
        </table:table-row>
        <table:table-row table:style-name="TableRow124">
          <table:table-cell table:style-name="TableCell125">
            <text:p text:style-name="P126">2.</text:p>
          </table:table-cell>
          <table:table-cell table:style-name="TableCell127">
            <text:p text:style-name="P128"><text:span text:style-name="T129">May be more than one upper level</text:span><text:line-break/><text:span text:style-name="T130">domain http://www.google.com.edu/hello.avi</text:span><text:line-break/><text:span text:style-name="T131">Many of them.</text:span><text:line-break/><text:span text:style-name="T132">Rly. Look at this!<text:s/></text:span><text:line-break/><text:span text:style-name="T133">http://www.qwe.edu.etu.yahooo.org.net.ru/qwe.q</text:span></text:p>
          </table:table-cell>
          <table:table-cell table:style-name="TableCell134">
            <text:p text:style-name="P135"><text:span text:style-name="T136">google.com.edu - hello.avi</text:span><text:line-break/><text:span text:style-name="T137">qwe.edu.etu.yahooo.org.net.ru - qwe.q</text:span></text:p>
          </table:table-cell>
        </table:table-row>
        <table:table-row table:style-name="TableRow138">
          <table:table-cell table:style-name="TableCell139">
            <text:p text:style-name="P140">3.</text:p>
          </table:table-cell>
          <table:table-cell table:style-name="TableCell141">
            <text:p text:style-name="P142"><text:span text:style-name="T143">Some other protocols <text:s text:c="3"/></text:span><text:line-break/><text:span text:style-name="T144">ftp://skype.com/qqwe/qweqw/qwe.avi</text:span></text:p>
            <text:p text:style-name="P145"><text:span text:style-name="T146">Fin.</text:span></text:p>
          </table:table-cell>
          <table:table-cell table:style-name="TableCell147">
            <text:p text:style-name="P148"><text:span text:style-name="T149">skype.com - qwe.avi</text:span></text:p>
          </table:table-cell>
        </table:table-row>
      </table:table>
      <text:p text:style-name="Textbody"><text:line-break/></text:p>
      <text:p text:style-name="P150"/>
      <text:h text:style-name="Заголовок2" text:outline-level="2">Выводы</text:h>
      <text:p text:style-name="P151">Было изучено понятие<text:s/>регуляторных выражений.</text:p>
      <text:p text:style-name="P152">Разработана программа выполняющая<text:s/>поиск и вывод форматированных ссылок в заданном тексте.</text:p>
      <text:p text:style-name="P153"/>
      <text:h text:style-name="P154" text:outline-level="1">Приложение А<text:line-break/>Исходный код программы</text:h>
      <text:p text:style-name="P155"/>
      <text:p text:style-name="Standard"><text:span text:style-name="T156">Название файла:<text:s/></text:span><text:span text:style-name="T157">main_lb</text:span><text:span text:style-name="T158">1</text:span></text:p>
      <text:p text:style-name="P159"/>
      <text:p text:style-name="P160">#include &lt;stdio.h&gt;</text:p>
      <text:p text:style-name="P161"><text:span text:style-name="T162">#include &lt;string.h&gt;</text:span></text:p>
      <text:p text:style-name="P163"><text:span text:style-name="T164">#include &lt;stdlib.h&gt;</text:span></text:p>
      <text:p text:style-name="P165"><text:span text:style-name="T166">#include &lt;regex.h&gt;</text:span></text:p>
      <text:p text:style-name="P167"><text:span text:style-name="T168"><text:s/></text:span></text:p>
      <text:p text:style-name="P169"><text:span text:style-name="T170">#define MAX_TEXT 1000</text:span></text:p>
      <text:p text:style-name="P171"><text:span text:style-name="T172">#define MAX_LENGTH 100</text:span></text:p>
      <text:p text:style-name="P173"><text:span text:style-name="T174"><text:s/></text:span></text:p>
      <text:p text:style-name="P175"><text:span text:style-name="T176">char **read_text() {</text:span></text:p>
      <text:p text:style-name="P177"><text:span text:style-name="T178"><text:s text:c="4"/>char **text = (char **)malloc(MAX_TEXT * sizeof(char *));</text:span></text:p>
      <text:p text:style-name="P179"><text:span text:style-name="T180"><text:s text:c="4"/>if (!text) {</text:span></text:p>
      <text:p text:style-name="P181"><text:span text:style-name="T182"><text:s text:c="8"/>fprintf(stderr, "ошибка выделения памяти\n");</text:span></text:p>
      <text:p text:style-name="P183"><text:span text:style-name="T184"><text:s text:c="8"/>exit(EXIT_FAILURE);</text:span></text:p>
      <text:p text:style-name="P185"><text:span text:style-name="T186"><text:s text:c="4"/>}</text:span></text:p>
      <text:p text:style-name="P187"><text:span text:style-name="T188"><text:s/></text:span></text:p>
      <text:p text:style-name="P189"><text:span text:style-name="T190"><text:s text:c="4"/>char buffer[MAX_LENGTH];</text:span></text:p>
      <text:p text:style-name="P191"><text:span text:style-name="T192"><text:s text:c="4"/>int count = 0;</text:span></text:p>
      <text:p text:style-name="P193"><text:span text:style-name="T194"><text:s/></text:span></text:p>
      <text:p text:style-name="P195"><text:span text:style-name="T196"><text:s text:c="4"/>while (fgets(buffer, sizeof(buffer), stdin) != NULL) {</text:span></text:p>
      <text:p text:style-name="P197"><text:span text:style-name="T198"><text:s text:c="8"/>buffer[strcspn(buffer, "\n")] = '\0';</text:span></text:p>
      <text:p text:style-name="P199"><text:span text:style-name="T200"><text:s text:c="8"/>text[count] = (char *)malloc(strlen(buffer) + 1);</text:span></text:p>
      <text:p text:style-name="P201"><text:span text:style-name="T202"><text:s text:c="8"/>if (!text[count]) {</text:span></text:p>
      <text:p text:style-name="P203"><text:span text:style-name="T204"><text:s text:c="12"/>fprintf(stderr, "ошибка выделения памяти в предложении [%d]\n", count);</text:span></text:p>
      <text:p text:style-name="P205"><text:span text:style-name="T206"><text:s text:c="12"/>exit(EXIT_FAILURE);</text:span></text:p>
      <text:p text:style-name="P207"><text:span text:style-name="T208"><text:s text:c="8"/>}</text:span></text:p>
      <text:p text:style-name="P209"><text:span text:style-name="T210"><text:s text:c="8"/>strcpy(text[count], buffer);</text:span></text:p>
      <text:p text:style-name="P211"><text:span text:style-name="T212"><text:s text:c="8"/>if (strcmp(buffer, "Fin.") == 0) {</text:span></text:p>
      <text:p text:style-name="P213"><text:span text:style-name="T214"><text:s text:c="12"/>break;</text:span></text:p>
      <text:p text:style-name="P215"><text:span text:style-name="T216"><text:s text:c="8"/>}</text:span></text:p>
      <text:p text:style-name="P217"><text:span text:style-name="T218"><text:s text:c="8"/>count++;</text:span></text:p>
      <text:p text:style-name="P219"><text:span text:style-name="T220"><text:s text:c="4"/>}</text:span></text:p>
      <text:p text:style-name="P221"><text:span text:style-name="T222"><text:s/></text:span></text:p>
      <text:p text:style-name="P223"><text:span text:style-name="T224"><text:s text:c="4"/>text = (char **)realloc(text, (count + 1) * sizeof(char *));</text:span></text:p>
      <text:p text:style-name="P225"><text:span text:style-name="T226"><text:s text:c="4"/>if (!text) {</text:span></text:p>
      <text:p text:style-name="P227"><text:span text:style-name="T228"><text:s text:c="8"/>fprintf(stderr, "ошибка выделения памяти\n");</text:span></text:p>
      <text:p text:style-name="P229"><text:span text:style-name="T230"><text:s text:c="8"/>exit(EXIT_FAILURE);</text:span></text:p>
      <text:p text:style-name="P231"><text:span text:style-name="T232"><text:s text:c="4"/>}</text:span></text:p>
      <text:p text:style-name="P233"><text:span text:style-name="T234"><text:s text:c="4"/>text[count] = NULL;</text:span></text:p>
      <text:p text:style-name="P235"><text:span text:style-name="T236"><text:s text:c="4"/>return text;</text:span></text:p>
      <text:p text:style-name="P237"><text:span text:style-name="T238">}</text:span></text:p>
      <text:p text:style-name="P239"><text:span text:style-name="T240"><text:s/></text:span></text:p>
      <text:p text:style-name="P241"><text:span text:style-name="T242">void print_link(regex_t *ptrn, char *sentence) {</text:span></text:p>
      <text:p text:style-name="P243"><text:span text:style-name="T244"><text:s text:c="4"/>int N;</text:span></text:p>
      <text:p text:style-name="P245"><text:span text:style-name="T246"><text:s text:c="4"/>regmatch_t match_str[7];</text:span></text:p>
      <text:p text:style-name="P247"><text:span text:style-name="T248"><text:s text:c="4"/>N = regexec(ptrn, sentence, 7, match_str, 0);</text:span></text:p>
      <text:p text:style-name="P249"><text:span text:style-name="T250"><text:s text:c="4"/>regmatch_t link = match_str[3];</text:span></text:p>
      <text:p text:style-name="P251"><text:span text:style-name="T252"><text:s text:c="4"/>regmatch_t file = match_str[6];</text:span></text:p>
      <text:p text:style-name="P253"><text:span text:style-name="T254"><text:s text:c="4"/>if (!N) {</text:span></text:p>
      <text:p text:style-name="P255"><text:span text:style-name="T256"><text:s text:c="8"/>for (int i = link.rm_so; i &lt; link.rm_eo; i++) {</text:span></text:p>
      <text:p text:style-name="P257"><text:span text:style-name="T258"><text:s text:c="12"/>printf("%c", sentence[i]);</text:span></text:p>
      <text:p text:style-name="P259"><text:span text:style-name="T260"><text:s text:c="8"/>}</text:span></text:p>
      <text:p text:style-name="P261"><text:span text:style-name="T262"><text:s text:c="8"/>printf(" - ");</text:span></text:p>
      <text:p text:style-name="P263"><text:span text:style-name="T264"><text:s text:c="8"/>for (int i = file.rm_so; i &lt; file.rm_eo; i++) {</text:span></text:p>
      <text:p text:style-name="P265"><text:span text:style-name="T266"><text:s text:c="12"/>printf("%c", sentence[i]);</text:span></text:p>
      <text:p text:style-name="P267"><text:span text:style-name="T268"><text:s text:c="8"/>}</text:span></text:p>
      <text:p text:style-name="P269"><text:span text:style-name="T270"><text:s text:c="8"/>printf("\n");</text:span></text:p>
      <text:p text:style-name="P271"><text:span text:style-name="T272"><text:s text:c="4"/>}</text:span></text:p>
      <text:p text:style-name="P273"><text:span text:style-name="T274">}</text:span></text:p>
      <text:p text:style-name="P275"><text:span text:style-name="T276"><text:s/></text:span></text:p>
      <text:p text:style-name="P277"><text:span text:style-name="T278">int main() {</text:span></text:p>
      <text:p text:style-name="P279"><text:span text:style-name="T280"><text:s text:c="4"/>char **text;</text:span></text:p>
      <text:p text:style-name="P281"><text:span text:style-name="T282"><text:s text:c="4"/>text = read_text();</text:span></text:p>
      <text:p text:style-name="P283"><text:span text:style-name="T284"><text:s text:c="4"/>char *pattern = "([a-z]+://)?(www\\.)?([a-zA-Z0-9]+(\\.[a-zA-Z0-9]+)+)/([a-zA-Z0-9]+/)*([a-zA-Z0-9]+\\.[a-zA-Z0-9]+)";</text:span></text:p>
      <text:p text:style-name="P285"><text:span text:style-name="T286"><text:s text:c="4"/>regex_t ptrn;</text:span></text:p>
      <text:p text:style-name="P287"><text:span text:style-name="T288"><text:s text:c="4"/>if (regcomp(&amp;ptrn, pattern, REG_EXTENDED) != 0) {</text:span></text:p>
      <text:p text:style-name="P289"><text:span text:style-name="T290"><text:s text:c="8"/>fprintf(stderr, "ошибка компиляции регуляторного выражения\n");</text:span></text:p>
      <text:p text:style-name="P291"><text:span text:style-name="T292"><text:s text:c="8"/>exit(EXIT_FAILURE);</text:span></text:p>
      <text:p text:style-name="P293"><text:span text:style-name="T294"><text:s text:c="4"/>}</text:span></text:p>
      <text:p text:style-name="P295"><text:span text:style-name="T296"><text:s/></text:span></text:p>
      <text:p text:style-name="P297"><text:span text:style-name="T298"><text:s text:c="4"/>for (int i = 0; text[i] != NULL; i++) {</text:span></text:p>
      <text:p text:style-name="P299"><text:span text:style-name="T300"><text:s text:c="8"/>print_link(&amp;ptrn, text[i]);</text:span></text:p>
      <text:p text:style-name="P301"><text:span text:style-name="T302"><text:s text:c="8"/>free(text[i]);</text:span></text:p>
      <text:p text:style-name="P303"><text:span text:style-name="T304"><text:s text:c="4"/>}</text:span></text:p>
      <text:p text:style-name="P305"><text:span text:style-name="T306"><text:s text:c="4"/>regfree(&amp;ptrn);</text:span></text:p>
      <text:p text:style-name="P307"><text:span text:style-name="T308"><text:s text:c="4"/>free(text);</text:span></text:p>
      <text:p text:style-name="P309"><text:span text:style-name="T310"><text:s text:c="4"/>return 0;</text:span></text:p>
      <text:p text:style-name="P311"><text:span text:style-name="T312">}</text:span></text:p>
      <text:p text:style-name="P3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4LVL1" style:family="text">
      <style:text-properties style:font-name="Times New Roman" style:font-name-complex="Times New Roman" fo:font-size="12pt" style:font-size-asian="12pt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1" style:display-name="WWNum1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4-07T16:22:00Z</meta:creation-date>
    <dc:date>2024-04-07T16:22:00Z</dc:date>
    <meta:template xlink:href="Normal.dotm" xlink:type="simple"/>
    <meta:editing-cycles>17</meta:editing-cycles>
    <meta:editing-duration>PT0S</meta:editing-duration>
    <meta:document-statistic meta:page-count="1" meta:paragraph-count="14" meta:word-count="1057" meta:character-count="7071" meta:row-count="50" meta:non-whitespace-character-count="6028"/>
  </office:meta>
</office:document-meta>
</file>